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d546c" officeooo:paragraph-rsid="001d54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exporting an image, The sizes provided by Photoshop (Via the percentage) are the sizes that don’t don’t in white padding (Mostly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7:25:39.421545600</meta:creation-date>
    <dc:date>2025-11-10T07:27:18.262636300</dc:date>
    <meta:editing-duration>PT1M39S</meta:editing-duration>
    <meta:editing-cycles>1</meta:editing-cycles>
    <meta:document-statistic meta:table-count="0" meta:image-count="0" meta:object-count="0" meta:page-count="1" meta:paragraph-count="1" meta:word-count="22" meta:character-count="135" meta:non-whitespace-character-count="114"/>
    <meta:generator>LibreOffice/25.2.6.2$Windows_X86_64 LibreOffice_project/729c5bfe710f5eb71ed3bbde9e06a6065e9c6c5d</meta:generator>
  </office:meta>
</office:document-meta>
</file>